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6b94" officeooo:paragraph-rsid="000b6b94"/>
    </style:style>
    <style:style style:name="P2" style:family="paragraph" style:parent-style-name="Standard">
      <style:text-properties officeooo:rsid="000f7084" officeooo:paragraph-rsid="000f7084"/>
    </style:style>
    <style:style style:name="P3" style:family="paragraph" style:parent-style-name="Standard">
      <style:paragraph-properties style:writing-mode="lr-tb"/>
      <style:text-properties officeooo:rsid="000f7084" officeooo:paragraph-rsid="000f7084"/>
    </style:style>
    <style:style style:name="T1" style:family="text">
      <style:text-properties officeooo:rsid="000ccf90"/>
    </style:style>
    <style:style style:name="T2" style:family="text">
      <style:text-properties officeooo:rsid="000d41ed"/>
    </style:style>
    <style:style style:name="T3" style:family="text">
      <style:text-properties officeooo:rsid="000ee879"/>
    </style:style>
    <style:style style:name="T4" style:family="text">
      <style:text-properties officeooo:rsid="0010a710"/>
    </style:style>
    <style:style style:name="T5" style:family="text">
      <style:text-properties officeooo:rsid="00114872"/>
    </style:style>
    <style:style style:name="T6" style:family="text">
      <style:text-properties officeooo:rsid="001326c4"/>
    </style:style>
    <style:style style:name="T7" style:family="text">
      <style:text-properties officeooo:rsid="0014c50e"/>
    </style:style>
    <style:style style:name="T8" style:family="text">
      <style:text-properties officeooo:rsid="001661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s Group Reflection</text:p>
      <text:p text:style-name="P1"/>
      <text:p text:style-name="P1">One of the major improvements we’ve made was making consistent commits and updates of our work to the Git Repo. In addition, we utilised Microsoft Teams ‘Task’ feature to assign and track each member’s task checklist. As a result, we were able to accurately track team and individual progress and know which tasks were still outstanding and therefore needed resourcing. More tasks were completed on time for the first half of the assignment period, however we still ended up having people not deliver their tasks on time. Despite our troubles in Assignment 2, it seems that <text:span text:style-name="T1">team members repeated the same mistakes and habits of</text:span> non-attendance, lack of contribution and lack of communication during the later course <text:span text:style-name="T1">for Assignment 3. At time of submission, we were still in a better position than in Assignment 2, but we still needed to ‘crunch’ for the final submission. </text:span><text:span text:style-name="T2">Overall, my experience working with this group has been very mixed. Whilst I recognised that each member had strengths that theoretically created a great team composition, these strengths proved useless when individuals did not contribute as they should have. </text:span><text:span text:style-name="T3">In my opinion, the lack of consequences contributed to the on-going team issues especially because some members did not take the assignments seriously.</text:span></text:p>
      <text:p text:style-name="P1"/>
      <text:p text:style-name="P1"/>
      <text:p text:style-name="P2">Overall Group Reflection</text:p>
      <text:p text:style-name="P3">As a team, it was agreed that there was some good progress and contributions made in Week 9 to Week 10. Everyone in the team at that point in time complete their allocated tasks on time and we were on track with our assignment. Expectations were high and the overall outlook was that we would be completing Assignment 3 without trouble. Unfortunately, shortly into Week 10, there continued issues amongst the team of non-attendance which resulted in many meetings needing to be re-scheduled. A lack of contribution became evident alongside members failing to deliver their tasks. All these issues were further expedited by a severe lack of communication. Learning from Assignment 2, tasks were quickly re-allocated to individuals who proved reliable and capable of completing these tasks on top of the work already allocated to them. <text:span text:style-name="T4">Perhaps what was most concerning were occasions where members advised that they would complete a task by a deadline and not to worry about their part. What naturally resulted was that when the deadline came, it was found that members did in fact not complete or in some cases start their task. These occasions were where most of the task reallocation had to occur. A lack of transparency was crucial yet members still continued to not at the very least advise if they could not complete a task. This placed the team on numerous occasions in a position of rushing work, </text:span><text:span text:style-name="T5">being unsure if tasks needed to be reallocated, and eventually </text:span><text:span text:style-name="T4">‘crunch’ time. </text:span><text:span text:style-name="T6">What was surprising during this assignment was the fact that despite the major troubles we had during Assignment 2, the team still repeated the same mistakes and habits for Assignment 3. </text:span><text:span text:style-name="T7">Thankfully,</text:span><text:span text:style-name="T6"> position that we were in for Assignment 3’s submission, was still much better compared to Assignment 2’s submission. </text:span><text:span text:style-name="T7">Working within this group has been a valuable learning experience for all members. It has taught us that working in a group does not mean the workload for each member would be reduced, nor would our quality increase. On the contrary, some members needed to take a significant amount of workload whilst there were other members who had small amounts of workloads. We’ve learnt the quality of work goes only as far as the effort of each member, so it was never guaranteed that the quality would be consistent across the board. We’ve learnt that despite there being consequences of reduced marks based upon contribution, it was clear that some members unfortunately did not take these consequences seriously. </text:span><text:span text:style-name="T8">Members will be more selective in the future group work to avoid encountering the same issues we’ve encounter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8T18:51:38.905047201</meta:creation-date>
    <dc:date>2022-05-28T20:43:31.619963805</dc:date>
    <meta:editing-duration>PT42M1S</meta:editing-duration>
    <meta:editing-cycles>5</meta:editing-cycles>
    <meta:generator>LibreOffice/7.3.3.2$Linux_X86_64 LibreOffice_project/30$Build-2</meta:generator>
    <meta:document-statistic meta:table-count="0" meta:image-count="0" meta:object-count="0" meta:page-count="1" meta:paragraph-count="4" meta:word-count="648" meta:character-count="3942" meta:non-whitespace-character-count="3298"/>
  </office:meta>
</office:document-meta>
</file>